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rsid="001fec39" officeooo:paragraph-rsid="001fec39"/>
    </style:style>
    <style:style style:name="P2" style:family="paragraph" style:parent-style-name="Standard">
      <style:paragraph-properties fo:text-align="start" style:justify-single-word="false"/>
      <style:text-properties fo:font-weight="bold" officeooo:rsid="001fec39" officeooo:paragraph-rsid="001fec39" style:font-weight-asian="bold" style:font-weight-complex="bold"/>
    </style:style>
    <style:style style:name="P3" style:family="paragraph" style:parent-style-name="Standard">
      <style:paragraph-properties fo:text-align="start" style:justify-single-word="false"/>
      <style:text-properties fo:font-weight="bold" officeooo:rsid="0038d796" officeooo:paragraph-rsid="0038d796" style:font-weight-asian="bold" style:font-weight-complex="bold"/>
    </style:style>
    <style:style style:name="P4" style:family="paragraph" style:parent-style-name="Standard">
      <style:paragraph-properties fo:text-align="start" style:justify-single-word="false"/>
      <style:text-properties fo:font-weight="bold" officeooo:rsid="004091b1" officeooo:paragraph-rsid="004091b1" style:font-weight-asian="bold" style:font-weight-complex="bold"/>
    </style:style>
    <style:style style:name="P5" style:family="paragraph" style:parent-style-name="Standard">
      <style:paragraph-properties fo:text-align="start" style:justify-single-word="false"/>
      <style:text-properties fo:font-weight="bold" officeooo:rsid="00499c29" officeooo:paragraph-rsid="00499c29" style:font-weight-asian="bold" style:font-weight-complex="bold"/>
    </style:style>
    <style:style style:name="P6" style:family="paragraph" style:parent-style-name="Standard">
      <style:paragraph-properties fo:text-align="start" style:justify-single-word="false"/>
      <style:text-properties fo:font-weight="bold" officeooo:rsid="0056ba0d" officeooo:paragraph-rsid="0056ba0d" style:font-weight-asian="bold" style:font-weight-complex="bold"/>
    </style:style>
    <style:style style:name="P7" style:family="paragraph" style:parent-style-name="Standard">
      <style:paragraph-properties fo:text-align="start" style:justify-single-word="false"/>
      <style:text-properties fo:font-weight="bold" officeooo:rsid="00616303" officeooo:paragraph-rsid="00616303" style:font-weight-asian="bold" style:font-weight-complex="bold"/>
    </style:style>
    <style:style style:name="P8" style:family="paragraph" style:parent-style-name="Standard">
      <style:paragraph-properties fo:text-align="start" style:justify-single-word="false"/>
      <style:text-properties fo:font-weight="normal" officeooo:rsid="001fec39" officeooo:paragraph-rsid="001fec39" style:font-weight-asian="normal" style:font-weight-complex="normal"/>
    </style:style>
    <style:style style:name="P9" style:family="paragraph" style:parent-style-name="Standard">
      <style:paragraph-properties fo:text-align="start" style:justify-single-word="false"/>
      <style:text-properties fo:font-weight="normal" officeooo:rsid="001fec39" officeooo:paragraph-rsid="0047ed1e" style:font-weight-asian="normal" style:font-weight-complex="normal"/>
    </style:style>
    <style:style style:name="P10" style:family="paragraph" style:parent-style-name="Standard">
      <style:paragraph-properties fo:text-align="start" style:justify-single-word="false"/>
      <style:text-properties fo:font-weight="normal" officeooo:rsid="002138f3" officeooo:paragraph-rsid="002138f3" style:font-weight-asian="normal" style:font-weight-complex="normal"/>
    </style:style>
    <style:style style:name="P11" style:family="paragraph" style:parent-style-name="Standard">
      <style:paragraph-properties fo:text-align="start" style:justify-single-word="false"/>
      <style:text-properties fo:font-weight="normal" officeooo:rsid="002138f3" officeooo:paragraph-rsid="0045aba8" style:font-weight-asian="normal" style:font-weight-complex="normal"/>
    </style:style>
    <style:style style:name="P12" style:family="paragraph" style:parent-style-name="Standard">
      <style:paragraph-properties fo:text-align="start" style:justify-single-word="false"/>
      <style:text-properties fo:font-weight="normal" officeooo:rsid="002138f3" officeooo:paragraph-rsid="0045fcc0" style:font-weight-asian="normal" style:font-weight-complex="normal"/>
    </style:style>
    <style:style style:name="P13" style:family="paragraph" style:parent-style-name="Standard">
      <style:paragraph-properties fo:text-align="start" style:justify-single-word="false"/>
      <style:text-properties fo:font-weight="normal" officeooo:rsid="002138f3" officeooo:paragraph-rsid="0047ed1e" style:font-weight-asian="normal" style:font-weight-complex="normal"/>
    </style:style>
    <style:style style:name="P14" style:family="paragraph" style:parent-style-name="Standard">
      <style:paragraph-properties fo:text-align="start" style:justify-single-word="false"/>
      <style:text-properties fo:font-weight="normal" officeooo:rsid="002138f3" officeooo:paragraph-rsid="0027e750" style:font-weight-asian="normal" style:font-weight-complex="normal"/>
    </style:style>
    <style:style style:name="P15" style:family="paragraph" style:parent-style-name="Standard">
      <style:paragraph-properties fo:text-align="start" style:justify-single-word="false"/>
      <style:text-properties fo:font-weight="normal" officeooo:rsid="002138f3" officeooo:paragraph-rsid="0058149a" style:font-weight-asian="normal" style:font-weight-complex="normal"/>
    </style:style>
    <style:style style:name="P16" style:family="paragraph" style:parent-style-name="Standard">
      <style:paragraph-properties fo:text-align="start" style:justify-single-word="false"/>
      <style:text-properties fo:font-weight="normal" officeooo:rsid="002138f3" officeooo:paragraph-rsid="0056ba0d" style:font-weight-asian="normal" style:font-weight-complex="normal"/>
    </style:style>
    <style:style style:name="P17" style:family="paragraph" style:parent-style-name="Standard">
      <style:paragraph-properties fo:text-align="start" style:justify-single-word="false"/>
      <style:text-properties fo:font-weight="normal" officeooo:rsid="00280e97" officeooo:paragraph-rsid="00280e97" style:font-weight-asian="normal" style:font-weight-complex="normal"/>
    </style:style>
    <style:style style:name="P18" style:family="paragraph" style:parent-style-name="Standard">
      <style:paragraph-properties fo:text-align="start" style:justify-single-word="false"/>
      <style:text-properties fo:font-weight="normal" officeooo:rsid="00280e97" officeooo:paragraph-rsid="0026bb18" style:font-weight-asian="normal" style:font-weight-complex="normal"/>
    </style:style>
    <style:style style:name="P19" style:family="paragraph" style:parent-style-name="Standard">
      <style:paragraph-properties fo:text-align="start" style:justify-single-word="false"/>
      <style:text-properties fo:font-weight="normal" officeooo:rsid="00280e97" officeooo:paragraph-rsid="0045aba8" style:font-weight-asian="normal" style:font-weight-complex="normal"/>
    </style:style>
    <style:style style:name="P20" style:family="paragraph" style:parent-style-name="Standard">
      <style:paragraph-properties fo:text-align="start" style:justify-single-word="false"/>
      <style:text-properties fo:font-weight="normal" officeooo:rsid="002cd7d4" officeooo:paragraph-rsid="002cd7d4" style:font-weight-asian="normal" style:font-weight-complex="normal"/>
    </style:style>
    <style:style style:name="P21" style:family="paragraph" style:parent-style-name="Standard">
      <style:paragraph-properties fo:text-align="start" style:justify-single-word="false"/>
      <style:text-properties fo:font-weight="normal" officeooo:rsid="002cd7d4" officeooo:paragraph-rsid="003ae1ba" style:font-weight-asian="normal" style:font-weight-complex="normal"/>
    </style:style>
    <style:style style:name="P22" style:family="paragraph" style:parent-style-name="Standard">
      <style:paragraph-properties fo:text-align="start" style:justify-single-word="false"/>
      <style:text-properties fo:font-weight="normal" officeooo:rsid="0038d796" officeooo:paragraph-rsid="0038d796" style:font-weight-asian="normal" style:font-weight-complex="normal"/>
    </style:style>
    <style:style style:name="P23" style:family="paragraph" style:parent-style-name="Standard">
      <style:paragraph-properties fo:text-align="start" style:justify-single-word="false"/>
      <style:text-properties fo:font-weight="normal" officeooo:rsid="00295e86" officeooo:paragraph-rsid="0045aba8" style:font-weight-asian="normal" style:font-weight-complex="normal"/>
    </style:style>
    <style:style style:name="P24" style:family="paragraph" style:parent-style-name="Standard">
      <style:paragraph-properties fo:text-align="start" style:justify-single-word="false"/>
      <style:text-properties fo:font-weight="normal" officeooo:rsid="00295e86" officeooo:paragraph-rsid="00295e86" style:font-weight-asian="normal" style:font-weight-complex="normal"/>
    </style:style>
    <style:style style:name="P25" style:family="paragraph" style:parent-style-name="Standard">
      <style:paragraph-properties fo:text-align="start" style:justify-single-word="false"/>
      <style:text-properties fo:font-weight="normal" officeooo:rsid="0045fcc0" officeooo:paragraph-rsid="0045fcc0" style:font-weight-asian="normal" style:font-weight-complex="normal"/>
    </style:style>
    <style:style style:name="P26" style:family="paragraph" style:parent-style-name="Standard">
      <style:paragraph-properties fo:text-align="start" style:justify-single-word="false"/>
      <style:text-properties fo:font-weight="normal" officeooo:rsid="0045fcc0" officeooo:paragraph-rsid="0058149a" style:font-weight-asian="normal" style:font-weight-complex="normal"/>
    </style:style>
    <style:style style:name="P27" style:family="paragraph" style:parent-style-name="Standard">
      <style:paragraph-properties fo:text-align="start" style:justify-single-word="false"/>
      <style:text-properties fo:font-weight="normal" officeooo:rsid="0045fcc0" officeooo:paragraph-rsid="006a28bd" style:font-weight-asian="normal" style:font-weight-complex="normal"/>
    </style:style>
    <style:style style:name="P28" style:family="paragraph" style:parent-style-name="Standard">
      <style:paragraph-properties fo:text-align="start" style:justify-single-word="false"/>
      <style:text-properties fo:font-weight="normal" officeooo:rsid="0026bb18" officeooo:paragraph-rsid="002138f3" style:font-weight-asian="normal" style:font-weight-complex="normal"/>
    </style:style>
    <style:style style:name="P29" style:family="paragraph" style:parent-style-name="Standard">
      <style:paragraph-properties fo:text-align="start" style:justify-single-word="false"/>
      <style:text-properties fo:font-weight="normal" officeooo:rsid="0027e750" officeooo:paragraph-rsid="0058149a" style:font-weight-asian="normal" style:font-weight-complex="normal"/>
    </style:style>
    <style:style style:name="P30" style:family="paragraph" style:parent-style-name="Standard">
      <style:paragraph-properties fo:text-align="start" style:justify-single-word="false"/>
      <style:text-properties fo:font-weight="normal" officeooo:rsid="00499c29" officeooo:paragraph-rsid="00499c29" style:font-weight-asian="normal" style:font-weight-complex="normal"/>
    </style:style>
    <style:style style:name="P31" style:family="paragraph" style:parent-style-name="Standard">
      <style:paragraph-properties fo:text-align="start" style:justify-single-word="false"/>
      <style:text-properties fo:font-weight="normal" officeooo:rsid="0056ba0d" officeooo:paragraph-rsid="0056ba0d" style:font-weight-asian="normal" style:font-weight-complex="normal"/>
    </style:style>
    <style:style style:name="P32" style:family="paragraph" style:parent-style-name="Standard">
      <style:paragraph-properties fo:text-align="start" style:justify-single-word="false"/>
      <style:text-properties fo:font-weight="normal" officeooo:rsid="006a28bd" officeooo:paragraph-rsid="006a28bd" style:font-weight-asian="normal" style:font-weight-complex="normal"/>
    </style:style>
    <style:style style:name="P33" style:family="paragraph" style:parent-style-name="Standard">
      <style:paragraph-properties fo:text-align="start" style:justify-single-word="false"/>
      <style:text-properties style:text-underline-style="solid" style:text-underline-width="auto" style:text-underline-color="font-color" fo:font-weight="normal" officeooo:rsid="001fec39" officeooo:paragraph-rsid="001fec39" style:font-weight-asian="normal" style:font-weight-complex="normal"/>
    </style:style>
    <style:style style:name="P34" style:family="paragraph" style:parent-style-name="Standard">
      <style:paragraph-properties fo:text-align="start" style:justify-single-word="false"/>
      <style:text-properties fo:font-size="14pt" style:text-underline-style="solid" style:text-underline-width="auto" style:text-underline-color="font-color" fo:font-weight="bold" officeooo:rsid="002138f3" officeooo:paragraph-rsid="002138f3" style:font-size-asian="14pt" style:font-weight-asian="bold" style:font-size-complex="14pt" style:font-weight-complex="bold"/>
    </style:style>
    <style:style style:name="P35" style:family="paragraph" style:parent-style-name="Standard">
      <style:paragraph-properties fo:text-align="start" style:justify-single-word="false"/>
      <style:text-properties fo:font-size="14pt" style:text-underline-style="solid" style:text-underline-width="auto" style:text-underline-color="font-color" fo:font-weight="bold" officeooo:rsid="002138f3" officeooo:paragraph-rsid="0050c3b1" style:font-size-asian="14pt" style:font-weight-asian="bold" style:font-size-complex="14pt" style:font-weight-complex="bold"/>
    </style:style>
    <style:style style:name="P36" style:family="paragraph" style:parent-style-name="Standard">
      <style:paragraph-properties fo:text-align="start" style:justify-single-word="false"/>
      <style:text-properties fo:font-size="14pt" style:text-underline-style="solid" style:text-underline-width="auto" style:text-underline-color="font-color" fo:font-weight="bold" officeooo:rsid="002138f3" officeooo:paragraph-rsid="005f949b" style:font-size-asian="14pt" style:font-weight-asian="bold" style:font-size-complex="14pt" style:font-weight-complex="bold"/>
    </style:style>
    <style:style style:name="P37" style:family="paragraph" style:parent-style-name="Standard">
      <style:paragraph-properties fo:text-align="start" style:justify-single-word="false"/>
      <style:text-properties fo:font-size="14pt" style:text-underline-style="none" fo:font-weight="normal" officeooo:rsid="002138f3" officeooo:paragraph-rsid="005f949b" style:font-size-asian="14pt" style:font-weight-asian="normal" style:font-size-complex="14pt" style:font-weight-complex="normal"/>
    </style:style>
    <style:style style:name="P38" style:family="paragraph" style:parent-style-name="Standard">
      <style:paragraph-properties fo:text-align="start" style:justify-single-word="false"/>
      <style:text-properties fo:font-size="14pt" style:text-underline-style="none" fo:font-weight="normal" officeooo:rsid="005f949b" officeooo:paragraph-rsid="005f949b" style:font-size-asian="14pt" style:font-weight-asian="normal" style:font-size-complex="14pt" style:font-weight-complex="normal"/>
    </style:style>
    <style:style style:name="P39" style:family="paragraph" style:parent-style-name="Standard">
      <style:paragraph-properties fo:text-align="start" style:justify-single-word="false"/>
      <style:text-properties fo:font-size="14pt" fo:font-style="italic" style:text-underline-style="none" fo:font-weight="bold" officeooo:rsid="005f949b" officeooo:paragraph-rsid="005f949b" style:font-size-asian="14pt" style:font-style-asian="italic" style:font-weight-asian="bold" style:font-size-complex="14pt" style:font-style-complex="italic" style:font-weight-complex="bold"/>
    </style:style>
    <style:style style:name="P40" style:family="paragraph" style:parent-style-name="Standard">
      <style:paragraph-properties fo:text-align="start" style:justify-single-word="false"/>
      <style:text-properties fo:font-size="14pt" fo:font-style="normal" style:text-underline-style="none" fo:font-weight="normal" officeooo:rsid="005f949b" officeooo:paragraph-rsid="005f949b" style:font-size-asian="14pt" style:font-style-asian="normal" style:font-weight-asian="normal" style:font-size-complex="14pt" style:font-style-complex="normal" style:font-weight-complex="normal"/>
    </style:style>
    <style:style style:name="P41" style:family="paragraph" style:parent-style-name="Standard">
      <style:paragraph-properties fo:text-align="start" style:justify-single-word="false"/>
      <style:text-properties fo:font-size="14pt" fo:font-style="normal" style:text-underline-style="none" fo:font-weight="normal" officeooo:rsid="006b47e1" officeooo:paragraph-rsid="006b47e1" style:font-size-asian="14pt" style:font-style-asian="normal" style:font-weight-asian="normal" style:font-size-complex="14pt" style:font-style-complex="normal" style:font-weight-complex="normal"/>
    </style:style>
    <style:style style:name="P42" style:family="paragraph" style:parent-style-name="Standard">
      <style:paragraph-properties fo:text-align="start" style:justify-single-word="false"/>
      <style:text-properties fo:font-style="normal" fo:font-weight="normal" officeooo:rsid="00444bd5" officeooo:paragraph-rsid="00444bd5" style:font-style-asian="normal" style:font-weight-asian="normal" style:font-style-complex="normal" style:font-weight-complex="normal"/>
    </style:style>
    <style:style style:name="P43" style:family="paragraph" style:parent-style-name="Standard">
      <style:paragraph-properties fo:text-align="start" style:justify-single-word="false"/>
      <style:text-properties fo:font-style="normal" fo:font-weight="normal" officeooo:rsid="0046a5b2" officeooo:paragraph-rsid="0046a5b2" style:font-style-asian="normal" style:font-weight-asian="normal" style:font-style-complex="normal" style:font-weight-complex="normal"/>
    </style:style>
    <style:style style:name="P44" style:family="paragraph" style:parent-style-name="Standard">
      <style:paragraph-properties fo:text-align="start" style:justify-single-word="false"/>
      <style:text-properties fo:font-style="normal" fo:font-weight="normal" officeooo:rsid="00477740" officeooo:paragraph-rsid="00477740" style:font-style-asian="normal" style:font-weight-asian="normal" style:font-style-complex="normal" style:font-weight-complex="normal"/>
    </style:style>
    <style:style style:name="P45" style:family="paragraph" style:parent-style-name="Standard">
      <style:paragraph-properties fo:text-align="start" style:justify-single-word="false"/>
      <style:text-properties fo:font-style="normal" fo:font-weight="normal" officeooo:rsid="0047ed1e" officeooo:paragraph-rsid="0047ed1e" style:font-style-asian="normal" style:font-weight-asian="normal" style:font-style-complex="normal" style:font-weight-complex="normal"/>
    </style:style>
    <style:style style:name="P46" style:family="paragraph" style:parent-style-name="Standard">
      <style:paragraph-properties fo:text-align="start" style:justify-single-word="false"/>
      <style:text-properties fo:font-style="normal" fo:font-weight="normal" officeooo:rsid="005dabf2" officeooo:paragraph-rsid="005dabf2" style:font-style-asian="normal" style:font-weight-asian="normal" style:font-style-complex="normal" style:font-weight-complex="normal"/>
    </style:style>
    <style:style style:name="P47" style:family="paragraph" style:parent-style-name="Standard">
      <style:paragraph-properties fo:text-align="start" style:justify-single-word="false"/>
      <style:text-properties fo:font-style="normal" fo:font-weight="normal" officeooo:rsid="00295e86" officeooo:paragraph-rsid="00280e97" style:font-style-asian="normal" style:font-weight-asian="normal" style:font-style-complex="normal" style:font-weight-complex="normal"/>
    </style:style>
    <style:style style:name="P48" style:family="paragraph" style:parent-style-name="Standard">
      <style:paragraph-properties fo:text-align="start" style:justify-single-word="false"/>
      <style:text-properties officeooo:rsid="00425611" officeooo:paragraph-rsid="00425611"/>
    </style:style>
    <style:style style:name="P49" style:family="paragraph" style:parent-style-name="Standard">
      <style:paragraph-properties fo:text-align="start" style:justify-single-word="false"/>
      <style:text-properties officeooo:rsid="00428e4b" officeooo:paragraph-rsid="00428e4b"/>
    </style:style>
    <style:style style:name="P50" style:family="paragraph" style:parent-style-name="Standard">
      <style:paragraph-properties fo:text-align="start" style:justify-single-word="false"/>
      <style:text-properties fo:font-style="italic" fo:font-weight="bold" officeooo:rsid="00444bd5" officeooo:paragraph-rsid="00444bd5" style:font-style-asian="italic" style:font-weight-asian="bold" style:font-style-complex="italic" style:font-weight-complex="bold"/>
    </style:style>
    <style:style style:name="P51" style:family="paragraph" style:parent-style-name="Standard">
      <style:paragraph-properties fo:text-align="start" style:justify-single-word="false"/>
      <style:text-properties fo:font-style="italic" fo:font-weight="bold" officeooo:rsid="0046a5b2" officeooo:paragraph-rsid="0046a5b2" style:font-style-asian="italic" style:font-weight-asian="bold" style:font-style-complex="italic" style:font-weight-complex="bold"/>
    </style:style>
    <style:style style:name="P52" style:family="paragraph" style:parent-style-name="Standard">
      <style:paragraph-properties fo:text-align="start" style:justify-single-word="false"/>
      <style:text-properties fo:font-style="italic" fo:font-weight="bold" officeooo:rsid="00477740" officeooo:paragraph-rsid="00477740" style:font-style-asian="italic" style:font-weight-asian="bold" style:font-style-complex="italic" style:font-weight-complex="bold"/>
    </style:style>
    <style:style style:name="P53" style:family="paragraph" style:parent-style-name="Standard">
      <style:paragraph-properties fo:text-align="start" style:justify-single-word="false"/>
      <style:text-properties fo:font-style="italic" fo:font-weight="bold" officeooo:rsid="00477740" officeooo:paragraph-rsid="0047ed1e" style:font-style-asian="italic" style:font-weight-asian="bold" style:font-style-complex="italic" style:font-weight-complex="bold"/>
    </style:style>
    <style:style style:name="P54" style:family="paragraph" style:parent-style-name="Standard">
      <style:paragraph-properties fo:text-align="start" style:justify-single-word="false"/>
      <style:text-properties fo:font-style="italic" fo:font-weight="bold" officeooo:rsid="005bd7d4" officeooo:paragraph-rsid="005bd7d4" style:font-style-asian="italic" style:font-weight-asian="bold" style:font-style-complex="italic" style:font-weight-complex="bold"/>
    </style:style>
    <style:style style:name="P55" style:family="paragraph" style:parent-style-name="Standard">
      <style:paragraph-properties fo:text-align="start" style:justify-single-word="false"/>
      <style:text-properties fo:font-style="italic" fo:font-weight="bold" officeooo:rsid="002138f3" officeooo:paragraph-rsid="002138f3" style:font-style-asian="italic" style:font-weight-asian="bold" style:font-style-complex="italic" style:font-weight-complex="bold"/>
    </style:style>
    <style:style style:name="P56" style:family="paragraph" style:parent-style-name="Standard">
      <style:paragraph-properties fo:text-align="start" style:justify-single-word="false"/>
      <style:text-properties officeooo:rsid="006e9714" officeooo:paragraph-rsid="006e9714"/>
    </style:style>
    <style:style style:name="P57" style:family="paragraph" style:parent-style-name="Standard">
      <style:paragraph-properties fo:margin-left="0.4925in" fo:margin-right="0in" fo:text-align="start" style:justify-single-word="false" fo:text-indent="0in" style:auto-text-indent="false"/>
      <style:text-properties fo:font-weight="normal" officeooo:rsid="002cd7d4" officeooo:paragraph-rsid="002cd7d4" style:font-weight-asian="normal" style:font-weight-complex="normal"/>
    </style:style>
    <style:style style:name="P58" style:family="paragraph" style:parent-style-name="Standard">
      <style:paragraph-properties fo:margin-left="0.4925in" fo:margin-right="0in" fo:text-align="start" style:justify-single-word="false" fo:text-indent="0in" style:auto-text-indent="false"/>
      <style:text-properties fo:font-weight="normal" officeooo:rsid="002ed035" officeooo:paragraph-rsid="002ed035" style:font-weight-asian="normal" style:font-weight-complex="normal"/>
    </style:style>
    <style:style style:name="P59" style:family="paragraph" style:parent-style-name="Standard">
      <style:paragraph-properties fo:margin-left="0.4925in" fo:margin-right="0in" fo:text-align="start" style:justify-single-word="false" fo:text-indent="0in" style:auto-text-indent="false"/>
      <style:text-properties fo:font-weight="normal" officeooo:rsid="00300c93" officeooo:paragraph-rsid="00300c93" style:font-weight-asian="normal" style:font-weight-complex="normal"/>
    </style:style>
    <style:style style:name="P60" style:family="paragraph" style:parent-style-name="Standard">
      <style:paragraph-properties fo:margin-left="0.4925in" fo:margin-right="0in" fo:text-align="start" style:justify-single-word="false" fo:text-indent="0in" style:auto-text-indent="false"/>
      <style:text-properties fo:font-weight="normal" officeooo:rsid="00300c93" officeooo:paragraph-rsid="00312718" style:font-weight-asian="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weight="normal" officeooo:rsid="00312718" officeooo:paragraph-rsid="00312718" style:font-weight-asian="normal" style:font-weight-complex="normal"/>
    </style:style>
    <style:style style:name="P62" style:family="paragraph" style:parent-style-name="Standard">
      <style:paragraph-properties fo:margin-left="0.4925in" fo:margin-right="0in" fo:text-align="start" style:justify-single-word="false" fo:text-indent="0in" style:auto-text-indent="false"/>
      <style:text-properties fo:font-weight="normal" officeooo:rsid="00312718" officeooo:paragraph-rsid="0038d796" style:font-weight-asian="normal" style:font-weight-complex="normal"/>
    </style:style>
    <style:style style:name="P63" style:family="paragraph" style:parent-style-name="Standard">
      <style:paragraph-properties fo:margin-left="0.4925in" fo:margin-right="0in" fo:text-align="start" style:justify-single-word="false" fo:text-indent="0in" style:auto-text-indent="false"/>
      <style:text-properties fo:font-weight="normal" officeooo:rsid="00324063" officeooo:paragraph-rsid="00324063" style:font-weight-asian="normal" style:font-weight-complex="normal"/>
    </style:style>
    <style:style style:name="P64" style:family="paragraph" style:parent-style-name="Standard">
      <style:paragraph-properties fo:margin-left="0.4925in" fo:margin-right="0in" fo:text-align="start" style:justify-single-word="false" fo:text-indent="0in" style:auto-text-indent="false"/>
      <style:text-properties fo:font-weight="normal" officeooo:rsid="003332f3" officeooo:paragraph-rsid="003332f3" style:font-weight-asian="normal" style:font-weight-complex="normal"/>
    </style:style>
    <style:style style:name="P65" style:family="paragraph" style:parent-style-name="Standard">
      <style:paragraph-properties fo:margin-left="0.4925in" fo:margin-right="0in" fo:text-align="start" style:justify-single-word="false" fo:text-indent="0in" style:auto-text-indent="false"/>
      <style:text-properties fo:font-style="normal" fo:font-weight="normal" officeooo:rsid="00444bd5" officeooo:paragraph-rsid="00444bd5" style:font-style-asian="normal" style:font-weight-asian="normal" style:font-style-complex="normal" style:font-weight-complex="normal"/>
    </style:style>
    <style:style style:name="P66" style:family="paragraph" style:parent-style-name="Standard">
      <style:paragraph-properties fo:margin-left="0.4925in" fo:margin-right="0in" fo:text-align="start" style:justify-single-word="false" fo:text-indent="0in" style:auto-text-indent="false"/>
      <style:text-properties fo:font-style="normal" fo:font-weight="normal" officeooo:rsid="00477740" officeooo:paragraph-rsid="00477740" style:font-style-asian="normal" style:font-weight-asian="normal" style:font-style-complex="normal" style:font-weight-complex="normal"/>
    </style:style>
    <style:style style:name="P67" style:family="paragraph" style:parent-style-name="Standard">
      <style:paragraph-properties fo:margin-left="0.4925in" fo:margin-right="0in" fo:text-align="start" style:justify-single-word="false" fo:text-indent="0in" style:auto-text-indent="false"/>
      <style:text-properties fo:font-style="normal" fo:font-weight="normal" officeooo:rsid="0047ed1e" officeooo:paragraph-rsid="0047ed1e" style:font-style-asian="normal" style:font-weight-asian="normal" style:font-style-complex="normal" style:font-weight-complex="normal"/>
    </style:style>
    <style:style style:name="P68" style:family="paragraph" style:parent-style-name="Standard">
      <style:paragraph-properties fo:margin-left="0in" fo:margin-right="0in" fo:text-align="start" style:justify-single-word="false" fo:text-indent="0in" style:auto-text-indent="false"/>
      <style:text-properties fo:font-style="normal" fo:font-weight="normal" officeooo:rsid="0047ed1e" officeooo:paragraph-rsid="0047ed1e" style:font-style-asian="normal" style:font-weight-asian="normal" style:font-style-complex="normal" style:font-weight-complex="normal"/>
    </style:style>
    <style:style style:name="P69" style:family="paragraph" style:parent-style-name="Standard">
      <style:paragraph-properties fo:margin-left="0in" fo:margin-right="0in" fo:text-align="start" style:justify-single-word="false" fo:text-indent="0in" style:auto-text-indent="false"/>
      <style:text-properties fo:font-style="normal" fo:font-weight="normal" officeooo:rsid="002138f3" officeooo:paragraph-rsid="0047ed1e" style:font-style-asian="normal" style:font-weight-asian="normal" style:font-style-complex="normal" style:font-weight-complex="normal"/>
    </style:style>
    <style:style style:name="P70" style:family="paragraph" style:parent-style-name="Standard">
      <style:paragraph-properties fo:margin-left="0in" fo:margin-right="0in" fo:text-align="start" style:justify-single-word="false" fo:text-indent="0in" style:auto-text-indent="false"/>
      <style:text-properties fo:font-style="normal" fo:font-weight="normal" officeooo:rsid="00684bef" officeooo:paragraph-rsid="00684bef" style:font-style-asian="normal" style:font-weight-asian="normal" style:font-style-complex="normal" style:font-weight-complex="normal"/>
    </style:style>
    <style:style style:name="P71" style:family="paragraph" style:parent-style-name="Standard">
      <style:paragraph-properties fo:text-align="center" style:justify-single-word="false"/>
      <style:text-properties fo:font-size="16pt" fo:font-weight="bold" officeooo:rsid="0038d796" officeooo:paragraph-rsid="001fec39" style:font-size-asian="16pt" style:font-weight-asian="bold" style:font-size-complex="16pt" style:font-weight-complex="bold"/>
    </style:style>
    <style:style style:name="P72" style:family="paragraph" style:parent-style-name="Standard" style:list-style-name="L1">
      <style:paragraph-properties fo:text-align="start" style:justify-single-word="false"/>
      <style:text-properties officeooo:rsid="004091b1" officeooo:paragraph-rsid="004091b1"/>
    </style:style>
    <style:style style:name="P73" style:family="paragraph" style:parent-style-name="Standard" style:list-style-name="L1">
      <style:paragraph-properties fo:text-align="start" style:justify-single-word="false"/>
      <style:text-properties officeooo:rsid="001fec39" officeooo:paragraph-rsid="004091b1"/>
    </style:style>
    <style:style style:name="P74" style:family="paragraph" style:parent-style-name="Standard" style:list-style-name="L1">
      <style:paragraph-properties fo:text-align="start" style:justify-single-word="false"/>
      <style:text-properties officeooo:rsid="005f949b" officeooo:paragraph-rsid="005f949b"/>
    </style:style>
    <style:style style:name="P75" style:family="paragraph" style:parent-style-name="Standard" style:list-style-name="L1">
      <style:paragraph-properties fo:text-align="start" style:justify-single-word="false"/>
      <style:text-properties officeooo:rsid="006e9714" officeooo:paragraph-rsid="006e9714"/>
    </style:style>
    <style:style style:name="P76" style:family="paragraph" style:parent-style-name="Standard" style:list-style-name="L2">
      <style:paragraph-properties fo:text-align="start" style:justify-single-word="false"/>
      <style:text-properties officeooo:rsid="00425611" officeooo:paragraph-rsid="00425611"/>
    </style:style>
    <style:style style:name="P77" style:family="paragraph" style:parent-style-name="Standard" style:list-style-name="L2">
      <style:paragraph-properties fo:text-align="start" style:justify-single-word="false"/>
      <style:text-properties officeooo:rsid="00428e4b" officeooo:paragraph-rsid="00428e4b"/>
    </style:style>
    <style:style style:name="P78" style:family="paragraph" style:parent-style-name="Standard" style:list-style-name="L2">
      <style:paragraph-properties fo:text-align="start" style:justify-single-word="false"/>
      <style:text-properties officeooo:rsid="0072374d" officeooo:paragraph-rsid="0072374d"/>
    </style:style>
    <style:style style:name="P79" style:family="paragraph" style:parent-style-name="Standard" style:list-style-name="L3">
      <style:paragraph-properties fo:text-align="start" style:justify-single-word="false"/>
      <style:text-properties fo:font-weight="normal" officeooo:rsid="001fec39" officeooo:paragraph-rsid="001fec39" style:font-weight-asian="normal" style:font-weight-complex="normal"/>
    </style:style>
    <style:style style:name="P80" style:family="paragraph" style:parent-style-name="Standard">
      <style:paragraph-properties fo:text-align="start" style:justify-single-word="false"/>
      <style:text-properties fo:font-weight="bold" officeooo:rsid="00616303" officeooo:paragraph-rsid="00616303" style:font-weight-asian="bold" style:font-weight-complex="bold"/>
    </style:style>
    <style:style style:name="P81" style:family="paragraph" style:parent-style-name="Standard">
      <style:paragraph-properties fo:text-align="start" style:justify-single-word="false"/>
      <style:text-properties fo:font-weight="bold" officeooo:rsid="007765da" officeooo:paragraph-rsid="007765da" style:font-weight-asian="bold" style:font-weight-complex="bold"/>
    </style:style>
    <style:style style:name="P82" style:family="paragraph" style:parent-style-name="Standard">
      <style:paragraph-properties fo:text-align="start" style:justify-single-word="false"/>
      <style:text-properties fo:font-style="normal" fo:font-weight="normal" officeooo:rsid="0046a5b2" officeooo:paragraph-rsid="0046a5b2" style:font-style-asian="normal" style:font-weight-asian="normal" style:font-style-complex="normal" style:font-weight-complex="normal"/>
    </style:style>
    <style:style style:name="P83" style:family="paragraph" style:parent-style-name="Standard">
      <style:paragraph-properties fo:text-align="start" style:justify-single-word="false"/>
      <style:text-properties fo:font-style="normal" fo:font-weight="normal" officeooo:rsid="007cc0d7" officeooo:paragraph-rsid="007cc0d7" style:font-style-asian="normal" style:font-weight-asian="normal" style:font-style-complex="normal" style:font-weight-complex="normal"/>
    </style:style>
    <style:style style:name="P84" style:family="paragraph" style:parent-style-name="Standard">
      <style:paragraph-properties fo:text-align="start" style:justify-single-word="false"/>
      <style:text-properties fo:font-style="normal" fo:font-weight="normal" officeooo:rsid="007f1ff0" officeooo:paragraph-rsid="007f1ff0" style:font-style-asian="normal" style:font-weight-asian="normal" style:font-style-complex="normal" style:font-weight-complex="normal"/>
    </style:style>
    <style:style style:name="P85" style:family="paragraph" style:parent-style-name="Standard">
      <style:paragraph-properties fo:text-align="start" style:justify-single-word="false"/>
      <style:text-properties fo:font-style="normal" fo:font-weight="normal" officeooo:rsid="0047ed1e" officeooo:paragraph-rsid="007f1ff0" style:font-style-asian="normal" style:font-weight-asian="normal" style:font-style-complex="normal" style:font-weight-complex="normal"/>
    </style:style>
    <style:style style:name="P86" style:family="paragraph" style:parent-style-name="Standard" style:list-style-name="L2">
      <style:paragraph-properties fo:text-align="start" style:justify-single-word="false"/>
      <style:text-properties officeooo:rsid="007cc0d7" officeooo:paragraph-rsid="007cc0d7"/>
    </style:style>
    <style:style style:name="P87" style:family="paragraph" style:parent-style-name="Standard">
      <style:paragraph-properties fo:text-align="start" style:justify-single-word="false"/>
      <style:text-properties fo:font-style="italic" fo:font-weight="bold" officeooo:rsid="007cc0d7" officeooo:paragraph-rsid="007cc0d7" style:font-style-asian="italic" style:font-weight-asian="bold" style:font-style-complex="italic" style:font-weight-complex="bold"/>
    </style:style>
    <style:style style:name="P88" style:family="paragraph" style:parent-style-name="Standard">
      <style:paragraph-properties fo:text-align="start" style:justify-single-word="false"/>
      <style:text-properties fo:font-style="italic" fo:font-weight="bold" officeooo:rsid="007f1ff0" officeooo:paragraph-rsid="007f1ff0" style:font-style-asian="italic" style:font-weight-asian="bold" style:font-style-complex="italic" style:font-weight-complex="bold"/>
    </style:style>
    <style:style style:name="P89" style:family="paragraph" style:parent-style-name="Standard">
      <style:paragraph-properties fo:margin-left="0.4925in" fo:margin-right="0in" fo:text-align="start" style:justify-single-word="false" fo:text-indent="0in" style:auto-text-indent="false"/>
      <style:text-properties fo:font-style="normal" fo:font-weight="normal" officeooo:rsid="00773a72" officeooo:paragraph-rsid="00773a72" style:font-style-asian="normal" style:font-weight-asian="normal" style:font-style-complex="normal" style:font-weight-complex="normal"/>
    </style:style>
    <style:style style:name="P90" style:family="paragraph" style:parent-style-name="Standard">
      <style:paragraph-properties fo:margin-left="0.4925in" fo:margin-right="0in" fo:text-align="start" style:justify-single-word="false" fo:text-indent="0in" style:auto-text-indent="false"/>
      <style:text-properties fo:font-style="normal" fo:font-weight="normal" officeooo:rsid="00773a72" officeooo:paragraph-rsid="007f1ff0" style:font-style-asian="normal" style:font-weight-asian="normal" style:font-style-complex="normal" style:font-weight-complex="normal"/>
    </style:style>
    <style:style style:name="P91" style:family="paragraph" style:parent-style-name="Standard">
      <style:paragraph-properties fo:margin-left="0.4925in" fo:margin-right="0in" fo:text-align="start" style:justify-single-word="false" fo:text-indent="0in" style:auto-text-indent="false"/>
      <style:text-properties fo:font-style="normal" fo:font-weight="normal" officeooo:rsid="007a2e85" officeooo:paragraph-rsid="007a2e85" style:font-style-asian="normal" style:font-weight-asian="normal" style:font-style-complex="normal" style:font-weight-complex="normal"/>
    </style:style>
    <style:style style:name="P92" style:family="paragraph" style:parent-style-name="Standard">
      <style:paragraph-properties fo:margin-left="0in" fo:margin-right="0in" fo:text-align="start" style:justify-single-word="false" fo:text-indent="0in" style:auto-text-indent="false"/>
      <style:text-properties fo:font-style="normal" fo:font-weight="normal" officeooo:rsid="00477740" officeooo:paragraph-rsid="0047ed1e" style:font-style-asian="normal" style:font-weight-asian="normal" style:font-style-complex="normal" style:font-weight-complex="normal"/>
    </style:style>
    <style:style style:name="P93" style:family="paragraph" style:parent-style-name="Standard">
      <style:paragraph-properties fo:margin-left="0in" fo:margin-right="0in" fo:text-align="start" style:justify-single-word="false" fo:text-indent="0in" style:auto-text-indent="false"/>
      <style:text-properties fo:font-style="normal" fo:font-weight="normal" officeooo:rsid="007f1ff0" officeooo:paragraph-rsid="007f1ff0" style:font-style-asian="normal" style:font-weight-asian="normal" style:font-style-complex="normal" style:font-weight-complex="normal"/>
    </style:style>
    <style:style style:name="P94" style:family="paragraph" style:parent-style-name="Standard">
      <style:paragraph-properties fo:margin-left="0in" fo:margin-right="0in" fo:text-align="start" style:justify-single-word="false" fo:text-indent="0in" style:auto-text-indent="false"/>
      <style:text-properties fo:font-style="normal" fo:font-weight="normal" officeooo:rsid="00811c63" officeooo:paragraph-rsid="00811c63" style:font-style-asian="normal" style:font-weight-asian="normal" style:font-style-complex="normal" style:font-weight-complex="normal"/>
    </style:style>
    <style:style style:name="P95" style:family="paragraph" style:parent-style-name="Standard">
      <style:paragraph-properties fo:margin-left="0in" fo:margin-right="0in" fo:text-align="start" style:justify-single-word="false" fo:text-indent="0in" style:auto-text-indent="false"/>
      <style:text-properties fo:font-style="normal" fo:font-weight="normal" officeooo:rsid="00499c29" officeooo:paragraph-rsid="0047ed1e" style:font-style-asian="normal" style:font-weight-asian="normal" style:font-style-complex="normal" style:font-weight-complex="normal"/>
    </style:style>
    <style:style style:name="P96" style:family="paragraph" style:parent-style-name="Standard">
      <style:paragraph-properties fo:margin-left="0in" fo:margin-right="0in" fo:text-align="start" style:justify-single-word="false" fo:text-indent="0in" style:auto-text-indent="false"/>
      <style:text-properties fo:font-style="normal" fo:font-weight="normal" officeooo:rsid="007848bf" officeooo:paragraph-rsid="007848bf" style:font-style-asian="normal" style:font-weight-asian="normal" style:font-style-complex="normal" style:font-weight-complex="normal"/>
    </style:style>
    <style:style style:name="P97" style:family="paragraph" style:parent-style-name="Standard">
      <style:paragraph-properties fo:margin-left="0in" fo:margin-right="0in" fo:text-align="start" style:justify-single-word="false" fo:text-indent="0in" style:auto-text-indent="false"/>
      <style:text-properties fo:font-style="normal" fo:font-weight="normal" officeooo:rsid="00788558" officeooo:paragraph-rsid="00788558" style:font-style-asian="normal" style:font-weight-asian="normal" style:font-style-complex="normal" style:font-weight-complex="normal"/>
    </style:style>
    <style:style style:name="P98" style:family="paragraph" style:parent-style-name="Standard">
      <style:paragraph-properties fo:margin-left="0in" fo:margin-right="0in" fo:text-align="start" style:justify-single-word="false" fo:text-indent="0in" style:auto-text-indent="false"/>
      <style:text-properties fo:font-style="normal" fo:font-weight="normal" officeooo:rsid="00794f12" officeooo:paragraph-rsid="00794f12" style:font-style-asian="normal" style:font-weight-asian="normal" style:font-style-complex="normal" style:font-weight-complex="normal"/>
    </style:style>
    <style:style style:name="T1" style:family="text">
      <style:text-properties officeooo:rsid="002138f3"/>
    </style:style>
    <style:style style:name="T2" style:family="text">
      <style:text-properties officeooo:rsid="002ed035"/>
    </style:style>
    <style:style style:name="T3" style:family="text">
      <style:text-properties officeooo:rsid="00300c93"/>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fo:font-weight="bold" officeooo:rsid="0047ed1e" style:font-weight-asian="bold" style:font-weight-complex="bold"/>
    </style:style>
    <style:style style:name="T7" style:family="text">
      <style:text-properties officeooo:rsid="003332f3"/>
    </style:style>
    <style:style style:name="T8" style:family="text">
      <style:text-properties officeooo:rsid="0038d796"/>
    </style:style>
    <style:style style:name="T9" style:family="text">
      <style:text-properties fo:font-weight="normal" style:font-weight-asian="normal" style:font-weight-complex="normal"/>
    </style:style>
    <style:style style:name="T10" style:family="text">
      <style:text-properties fo:font-weight="normal" officeooo:rsid="0056ba0d" style:font-weight-asian="normal" style:font-weight-complex="normal"/>
    </style:style>
    <style:style style:name="T11" style:family="text">
      <style:text-properties fo:font-weight="normal" officeooo:rsid="006b47e1" style:font-weight-asian="normal" style:font-weight-complex="normal"/>
    </style:style>
    <style:style style:name="T12" style:family="text">
      <style:text-properties officeooo:rsid="00280e97"/>
    </style:style>
    <style:style style:name="T13" style:family="text">
      <style:text-properties fo:font-style="normal" fo:font-weight="normal" officeooo:rsid="005dff0f" style:font-style-asian="normal" style:font-weight-asian="normal" style:font-style-complex="normal" style:font-weight-complex="normal"/>
    </style:style>
    <style:style style:name="T14" style:family="text">
      <style:text-properties officeooo:rsid="004091b1"/>
    </style:style>
    <style:style style:name="T15" style:family="text">
      <style:text-properties officeooo:rsid="00428e4b"/>
    </style:style>
    <style:style style:name="T16" style:family="text">
      <style:text-properties officeooo:rsid="0045aba8"/>
    </style:style>
    <style:style style:name="T17" style:family="text">
      <style:text-properties officeooo:rsid="0045fcc0"/>
    </style:style>
    <style:style style:name="T18" style:family="text">
      <style:text-properties officeooo:rsid="0047ed1e"/>
    </style:style>
    <style:style style:name="T19" style:family="text">
      <style:text-properties officeooo:rsid="0050c3b1"/>
    </style:style>
    <style:style style:name="T20" style:family="text">
      <style:text-properties officeooo:rsid="00545961"/>
    </style:style>
    <style:style style:name="T21" style:family="text">
      <style:text-properties officeooo:rsid="00557016"/>
    </style:style>
    <style:style style:name="T22" style:family="text">
      <style:text-properties officeooo:rsid="005f949b"/>
    </style:style>
    <style:style style:name="T23" style:family="text">
      <style:text-properties officeooo:rsid="00636a94"/>
    </style:style>
    <style:style style:name="T24" style:family="text">
      <style:text-properties officeooo:rsid="0064fd56"/>
    </style:style>
    <style:style style:name="T25" style:family="text">
      <style:text-properties officeooo:rsid="00667a41"/>
    </style:style>
    <style:style style:name="T26" style:family="text">
      <style:text-properties officeooo:rsid="006cdbfe"/>
    </style:style>
    <style:style style:name="T27" style:family="text">
      <style:text-properties officeooo:rsid="0074caf4"/>
    </style:style>
    <style:style style:name="T28" style:family="text">
      <style:text-properties officeooo:rsid="00773a72"/>
    </style:style>
    <style:style style:name="T29" style:family="text">
      <style:text-properties officeooo:rsid="007848bf"/>
    </style:style>
    <style:style style:name="T30" style:family="text">
      <style:text-properties officeooo:rsid="00788558"/>
    </style:style>
    <style:style style:name="T31" style:family="text">
      <style:text-properties officeooo:rsid="00794ec0"/>
    </style:style>
    <style:style style:name="T32" style:family="text">
      <style:text-properties officeooo:rsid="007ae567"/>
    </style:style>
    <style:style style:name="T33" style:family="text">
      <style:text-properties officeooo:rsid="007cc0d7"/>
    </style:style>
    <style:style style:name="T34" style:family="text">
      <style:text-properties officeooo:rsid="00811c6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text:span text:style-name="T27">D</text:span>PSK Transmitter Receiver Simulation</text:p>
      <text:p text:style-name="P1"/>
      <text:p text:style-name="P3"/>
      <text:p text:style-name="P3">Objective</text:p>
      <text:p text:style-name="P22"/>
      <text:p text:style-name="P22">Use gnuradio software to build a <text:span text:style-name="T27">differential phase shift keying (DPSK) transmitter </text:span>receiver <text:span text:style-name="T22">simulation. Differential phase shift keying produces a change in the carrier’s phase when sending the one symbol and leaves the phase unchanged when sending a zero symbol.</text:span></text:p>
      <text:p text:style-name="P1"/>
      <text:list xml:id="list3338773794" text:style-name="L1">
        <text:list-item>
          <text:p text:style-name="P72">Transmitter</text:p>
          <text:list>
            <text:list-item>
              <text:p text:style-name="P73">Start with a <text:span text:style-name="T14">vector</text:span> <text:span text:style-name="T14">data source as the digital baseband</text:span></text:p>
            </text:list-item>
            <text:list-item>
              <text:p text:style-name="P72">Modulate the digital baseband</text:p>
            </text:list-item>
            <text:list-item>
              <text:p text:style-name="P72">Upshift the modulated signal to the carrier frequency</text:p>
            </text:list-item>
          </text:list>
        </text:list-item>
        <text:list-item>
          <text:p text:style-name="P72">Receiver</text:p>
          <text:list>
            <text:list-item>
              <text:p text:style-name="P72">Tune to the carrier frequency</text:p>
            </text:list-item>
            <text:list-item>
              <text:p text:style-name="P72">Filter to isolate the desired signal</text:p>
            </text:list-item>
            <text:list-item>
              <text:p text:style-name="P72">Demodulate to reproduce the orginal digital baseband</text:p>
            </text:list-item>
          </text:list>
        </text:list-item>
        <text:list-item>
          <text:p text:style-name="P74">Channel Model</text:p>
          <text:list>
            <text:list-item>
              <text:p text:style-name="P74">Simulate multipath delay between the transmitter and receiver</text:p>
            </text:list-item>
            <text:list-item>
              <text:p text:style-name="P75">Simulate the affect of noise</text:p>
            </text:list-item>
            <text:list-item>
              <text:p text:style-name="P75">Simulate the affect of frequency mismatch</text:p>
            </text:list-item>
          </text:list>
        </text:list-item>
      </text:list>
      <text:p text:style-name="P56"/>
      <text:p text:style-name="P56">This simulation implements a simple form phase modulation that does not work well under the effects of noise, frequency mismatch, and multipath delay. This model is faulty and should not be used. In the real-world, the transmitter has a phase reference, the carrier phase. The reference is lost after the signal is transmitted. The receiver does not know anything about the transmitter’s phase reference. All the receive knows is when the phase changes. We need to build a differential phase shift key model (DPSK).</text:p>
      <text:p text:style-name="P1"/>
      <text:p text:style-name="P1"/>
      <text:p text:style-name="P4"><text:span text:style-name="T27">D</text:span>PSK Transmitter Flow Graph</text:p>
      <text:p text:style-name="P1"/>
      <text:p text:style-name="P48">Functional Flow – There are two sources: vector source and signal source. The vector source <text:span text:style-name="T15">is a sequence of 1’s and 0’s, which are the digital signal values to be transmitted. The signal source is a cosine signal at the carrier frequency.</text:span></text:p>
      <text:p text:style-name="P48"/>
      <text:p text:style-name="P49">Source Block Flow</text:p>
      <text:p text:style-name="P48"/>
      <text:list xml:id="list174949610" text:style-name="L2">
        <text:list-item>
          <text:p text:style-name="P76">Vector Source </text:p>
          <text:list>
            <text:list-item>
              <text:p text:style-name="P76">Repeat – The vector source digit is repeated n times, where n is the Interpolation setting.</text:p>
            </text:list-item>
            <text:list-item>
              <text:p text:style-name="P86">Unpacked to Packed</text:p>
            </text:list-item>
            <text:list-item>
              <text:p text:style-name="P76">P<text:span text:style-name="T33">SK</text:span> Mod – performs phase shift modulation</text:p>
            </text:list-item>
          </text:list>
        </text:list-item>
        <text:list-item>
          <text:p text:style-name="P77">Signal Source</text:p>
          <text:list>
            <text:list-item>
              <text:p text:style-name="P77">Throttle – simulation, don’t overwhelm computer resources</text:p>
            </text:list-item>
          </text:list>
        </text:list-item>
      </text:list>
      <text:p text:style-name="P49"/>
      <text:list xml:id="list164223739231027" text:continue-numbering="true" text:style-name="L2">
        <text:list-item>
          <text:p text:style-name="P76">Multiply <text:span text:style-name="T15">phase modulated signal times the throttled signal source</text:span></text:p>
        </text:list-item>
        <text:list-item>
          <text:p text:style-name="P78">Channel Model</text:p>
        </text:list-item>
        <text:list-item>
          <text:p text:style-name="P77">Frequency Xlating FIR Filter</text:p>
        </text:list-item>
        <text:list-item>
          <text:p text:style-name="P78">Complex to Arg demodulation</text:p>
        </text:list-item>
        <text:list-item>
          <text:p text:style-name="P78">Add Constant</text:p>
        </text:list-item>
        <text:list-item>
          <text:p text:style-name="P78">Binary Slicer</text:p>
        </text:list-item>
        <text:list-item>
          <text:p text:style-name="P78">Uchar to float</text:p>
        </text:list-item>
        <text:list-item>
          <text:p text:style-name="P78">QT Gui Time Sink to display received binary signal</text:p>
        </text:list-item>
      </text:list>
      <text:p text:style-name="P49"><text:soft-page-break/></text:p>
      <text:p text:style-name="P49"/>
      <text:p text:style-name="P49"/>
      <text:p text:style-name="P1"/>
      <text:p text:style-name="P2">FM Receiver <text:span text:style-name="T8">Functionality</text:span></text:p>
      <text:p text:style-name="P8"/>
      <text:list xml:id="list1521447622" text:style-name="L3">
        <text:list-item>
          <text:p text:style-name="P79">Tuning control</text:p>
        </text:list-item>
        <text:list-item>
          <text:p text:style-name="P79">Volume control</text:p>
        </text:list-item>
        <text:list-item>
          <text:p text:style-name="P79">Listen to audio using computer’s sound card</text:p>
        </text:list-item>
        <text:list-item>
          <text:p text:style-name="P79">Ability to save audio data to a file</text:p>
        </text:list-item>
        <text:list-item>
          <text:p text:style-name="P79">View radio signal </text:p>
        </text:list-item>
      </text:list>
      <text:p text:style-name="P8"/>
      <text:p text:style-name="P8"/>
      <text:p text:style-name="P8"/>
      <text:p text:style-name="P2">Flow graph variables</text:p>
      <text:p text:style-name="P33"/>
      <text:p text:style-name="P33">Name<text:tab/><text:tab/><text:tab/>Description<text:tab/><text:tab/><text:tab/><text:tab/><text:tab/>Default Value</text:p>
      <text:p text:style-name="P33"/>
      <text:p text:style-name="P8"><text:span text:style-name="T5">samp_rate</text:span><text:tab/><text:tab/>Determines the amount of data<text:tab/><text:tab/>8e6<text:tab/> <text:s/><text:span text:style-name="T1">(8 MHz)</text:span></text:p>
      <text:p text:style-name="P8"><text:tab/><text:tab/><text:tab/>captured with the SDR <text:span text:style-name="T16">when there is</text:span></text:p>
      <text:p text:style-name="P8"><text:tab/><text:tab/><text:tab/><text:span text:style-name="T16">a hardware source for the transmitter.</text:span></text:p>
      <text:p text:style-name="P8"/>
      <text:p text:style-name="P25">Note: In this example, there is no hardware source for the transmitter. This is a simulation that uses a vector source to provide a known digital sequence. Setting the sample rate to a value that is valid for a hardware source requires less changes to the flow graph when the vector source is replaced with a hardware source. Also, it may make the simulation more realistic.</text:p>
      <text:p text:style-name="P8"/>
      <text:p text:style-name="P8"/>
      <text:p text:style-name="P8"/>
      <text:p text:style-name="P19"><text:span text:style-name="T5">work_samp_rate</text:span><text:tab/>Working sample rate. <text:tab/>Used to save<text:tab/><text:tab/>400e3<text:tab/>(400 kHz)</text:p>
      <text:p text:style-name="P19"><text:tab/><text:tab/><text:tab/>computing power.</text:p>
      <text:p text:style-name="P11"/>
      <text:p text:style-name="P11"/>
      <text:p text:style-name="P23">Working sample rate – To save computational power, the flowgraph should work at the lowest sample rate possible without impacting signal quality.</text:p>
      <text:p text:style-name="P23"/>
      <text:p text:style-name="P23">The initial sample rate must be high to capture a large range of frequencies. Once the raw RF data has been captured and tuned to the desired frequency, this high sample rate is not needed to work with the captured data.</text:p>
      <text:p text:style-name="P23"/>
      <text:p text:style-name="P23"/>
      <text:p text:style-name="P13"><text:span text:style-name="T5">freq </text:span><text:tab/><text:tab/><text:tab/><text:span text:style-name="T17">tuning </text:span>frequency <text:tab/><text:tab/><text:tab/><text:tab/><text:span text:style-name="T17">313.2</text:span>e6 <text:s text:c="4"/>(<text:span text:style-name="T17">313.2</text:span> MHz)</text:p>
      <text:p text:style-name="P13"/>
      <text:p text:style-name="P27">Note: <text:span text:style-name="T24">The default value is small relative to the center frequency. This is done for simulation purposes to show a carrier frequency sinusoidal waveform with more sample points in the plots. </text:span></text:p>
      <text:p text:style-name="P27"/>
      <text:p text:style-name="P32">Example: carrier frequency is freq – center_freq. When the carrier frequency is 2 MHz and sampling rate is 8 MHz, then we only have 4 samples for each sinusoidal time period. <text:s/>When the carrier frequency is 0.2 MHz then we have 40 samples for each sinusoidal time period.</text:p>
      <text:p text:style-name="P13"/>
      <text:p text:style-name="P13"/>
      <text:p text:style-name="P29"><text:span text:style-name="T5">center_freq</text:span><text:tab/><text:tab/><text:span text:style-name="T25">Transmits and receives signal at the <text:tab/><text:tab/>313e6</text:span></text:p>
      <text:p text:style-name="P29"><text:tab/><text:tab/><text:tab/><text:span text:style-name="T25">center frequency.</text:span> <text:s text:c="17"/><text:tab/><text:tab/></text:p>
      <text:p text:style-name="P15"><text:soft-page-break/></text:p>
      <text:p text:style-name="P26">Note: <text:span text:style-name="T25">The default value has no special meaning, other than a value used for this simulation. </text:span>Set it to the desired center frequency <text:span text:style-name="T25">in a real-world hardware application.</text:span></text:p>
      <text:p text:style-name="P15"/>
      <text:p text:style-name="P12"/>
      <text:p text:style-name="P9"><text:span text:style-name="T6">sensitivity</text:span><text:span text:style-name="T18"><text:tab/><text:tab/>determines phase modulation<text:tab/><text:tab/><text:tab/>math.pi/2 <text:s text:c="5"/>(BPSK)</text:span></text:p>
      <text:p text:style-name="P9"/>
      <text:p text:style-name="P9"/>
      <text:p text:style-name="P5">filter_cutoff<text:span text:style-name="T9"><text:tab/><text:tab/></text:span><text:span text:style-name="T10">low pass </text:span><text:span text:style-name="T9">cutoff frequency<text:tab/><text:tab/><text:tab/>100e3</text:span></text:p>
      <text:p text:style-name="P30"/>
      <text:p text:style-name="P6">filter_transition<text:span text:style-name="T9"> <text:tab/>low pass filter transition bandwidth <text:tab/><text:tab/>1e3</text:span></text:p>
      <text:p text:style-name="P31"/>
      <text:p text:style-name="P16"/>
      <text:p text:style-name="P10"/>
      <text:p text:style-name="P7">noise<text:span text:style-name="T9"><text:tab/><text:tab/><text:tab/>Used for channel model<text:tab/><text:tab/><text:tab/>0 <text:s text:c="2"/></text:span><text:span text:style-name="T11">(units are volts)</text:span></text:p>
      <text:p text:style-name="P7">freq_offset<text:tab/><text:tab/><text:span text:style-name="T9">Used for channel model <text:tab/><text:tab/><text:tab/>0</text:span></text:p>
      <text:p text:style-name="P7">freq_match<text:tab/><text:tab/><text:span text:style-name="T9">Used for channel model<text:tab/><text:tab/><text:tab/>1</text:span></text:p>
      <text:p text:style-name="P7"><text:span text:style-name="T9"/></text:p>
      <text:p text:style-name="P7"><text:span text:style-name="T9"/></text:p>
      <text:p text:style-name="P81">num_phases<text:span text:style-name="T9"><text:tab/><text:tab/>number of phases<text:tab/><text:tab/><text:tab/><text:tab/>2 <text:s/>(BPSK)</text:span></text:p>
      <text:p text:style-name="P81"><text:span text:style-name="T9"/></text:p>
      <text:p text:style-name="P81">samp_per_symbol<text:tab/><text:span text:style-name="T9">number of samples per binary<text:tab/><text:tab/>8</text:span></text:p>
      <text:p text:style-name="P81"><text:span text:style-name="T9"><text:tab/><text:tab/><text:tab/>symbol</text:span></text:p>
      <text:p text:style-name="P10"/>
      <text:p text:style-name="P14"/>
      <text:p text:style-name="P10"/>
      <text:p text:style-name="P10"/>
      <text:p text:style-name="P34"><text:span text:style-name="T19">Transmitter </text:span>Flow graph Blocks</text:p>
      <text:p text:style-name="P10"/>
      <text:p text:style-name="P10"/>
      <text:p text:style-name="P50">Vector Source Block</text:p>
      <text:p text:style-name="P42"/>
      <text:p text:style-name="P42">Settings:</text:p>
      <text:p text:style-name="P91">Type:<text:tab/>Byte</text:p>
      <text:p text:style-name="P65">Vector: (0, 1,1,1,0,1,0,1,0,1,0,0,0,0,0,0,0,0,0)</text:p>
      <text:p text:style-name="P65">Repeat: Yes</text:p>
      <text:p text:style-name="P55"/>
      <text:p text:style-name="P55"/>
      <text:p text:style-name="P50">Signal Source Block</text:p>
      <text:p text:style-name="P42"/>
      <text:p text:style-name="P42">Settings:</text:p>
      <text:p text:style-name="P65">Sample rate: samp_rate</text:p>
      <text:p text:style-name="P65">Waveform: Cosine</text:p>
      <text:p text:style-name="P65">Frequency: <text:span text:style-name="T23">freq-center_freq</text:span></text:p>
      <text:p text:style-name="P65">Amplitude: 1e3</text:p>
      <text:p text:style-name="P65">Offset: 0</text:p>
      <text:p text:style-name="P65"/>
      <text:p text:style-name="P70">The signal source frequency is the carrier frequency, the difference between the center frequency and tuning frequency variables.</text:p>
      <text:p text:style-name="P55"/>
      <text:p text:style-name="P55"/>
      <text:p text:style-name="P51">Repeat Block</text:p>
      <text:p text:style-name="P51"/>
      <text:p text:style-name="P43"><text:soft-page-break/>Connected to output of vector source block. Provides a method of generating a square wave pulse by repeating the vector source digit the same number of times as the interpolation value.</text:p>
      <text:p text:style-name="P43"/>
      <text:p text:style-name="P43">Settings:</text:p>
      <text:p text:style-name="P43"><text:tab/><text:span text:style-name="T32">Type<text:tab/><text:tab/><text:tab/><text:tab/>Byte</text:span></text:p>
      <text:p text:style-name="P43"><text:tab/>Interpolation <text:tab/><text:tab/><text:tab/><text:span text:style-name="T31">1</text:span>00</text:p>
      <text:p text:style-name="P43"/>
      <text:p text:style-name="P43">Example: The interpolation rate is set at <text:span text:style-name="T31">1</text:span>00. The sample rate is 8 MHz.</text:p>
      <text:p text:style-name="P43"/>
      <text:p text:style-name="P43">Sample period is 1/8 MHz = 0.125 microseconds</text:p>
      <text:p text:style-name="P43"/>
      <text:p text:style-name="P43">Repeating the input <text:span text:style-name="T31">1</text:span>00 times results in a pulse length of 1<text:span text:style-name="T31">2.5</text:span> microseconds. (0.125 microseconds * <text:span text:style-name="T31">1</text:span>00)</text:p>
      <text:p text:style-name="P43"/>
      <text:p text:style-name="P43">This gives us a nice square wave signal. </text:p>
      <text:p text:style-name="P43"/>
      <text:p text:style-name="P43"/>
      <text:p text:style-name="P87">Unpacked to Packed Block</text:p>
      <text:p text:style-name="P83"/>
      <text:p text:style-name="P83">Settings:</text:p>
      <text:p text:style-name="P83"><text:tab/>Type <text:tab/><text:tab/><text:tab/>Byte</text:p>
      <text:p text:style-name="P83"><text:tab/>Bits per Chunk<text:tab/>1</text:p>
      <text:p text:style-name="P83"><text:tab/>Endianness<text:tab/><text:tab/>MSB</text:p>
      <text:p text:style-name="P83"/>
      <text:p text:style-name="P83">Takes 8 individual bits and packs them into one byte. The bits per chunk property tells the block to only take one bit from each incoming sample. Endianness tells the block in which order to output the byte. MSB stands for Most Significant Bit.</text:p>
      <text:p text:style-name="P43"/>
      <text:p text:style-name="P43"/>
      <text:p text:style-name="P52">QT Gui Time Sink Block</text:p>
      <text:p text:style-name="P44"/>
      <text:p text:style-name="P44">To see the repeat block output signal, connect a QT GUI Time Sink.</text:p>
      <text:p text:style-name="P44"/>
      <text:p text:style-name="P44">Settings:</text:p>
      <text:p text:style-name="P66">Name<text:tab/><text:tab/><text:tab/>Digital Input</text:p>
      <text:p text:style-name="P66">Number of points<text:tab/>16384</text:p>
      <text:p text:style-name="P66">Sample rate<text:tab/><text:tab/>samp_rate</text:p>
      <text:p text:style-name="P66"/>
      <text:p text:style-name="P55"/>
      <text:p text:style-name="P53"><text:span text:style-name="T28">PSK Mod</text:span><text:span text:style-name="T4"> Block</text:span></text:p>
      <text:p text:style-name="P55"/>
      <text:p text:style-name="P45">Settings:</text:p>
      <text:p text:style-name="P89">Number of constellation points<text:tab/><text:tab/><text:tab/><text:span text:style-name="T29">num_phase</text:span></text:p>
      <text:p text:style-name="P89">Differential Encoding<text:tab/><text:tab/><text:tab/><text:tab/><text:tab/>yes</text:p>
      <text:p text:style-name="P89">Samples/Symbol<text:tab/><text:tab/><text:tab/><text:tab/><text:tab/>samp_per_symbol</text:p>
      <text:p text:style-name="P89">Excess BW<text:tab/><text:tab/><text:tab/><text:tab/><text:tab/><text:tab/>0.35</text:p>
      <text:p text:style-name="P89"/>
      <text:p text:style-name="P95"/>
      <text:p text:style-name="P96">The PSK Mod block constructs the baseband signal based on the input sample rate and the block settings. The number of constellation points is the number of phases used to modulate the data.</text:p>
      <text:p text:style-name="P96"/>
      <text:p text:style-name="P96">When the number of constellation points is 2, the first phase represents the zero symbol and the second phase represents the one symbol.</text:p>
      <text:p text:style-name="P96"><text:soft-page-break/></text:p>
      <text:p text:style-name="P96">The samples per symbol property defines how fast the data rate is relative to the sample rate. For each input symbol, the modulator will output a single period of a sinusoid, with the phase either changing by 180 degrees if the symbol is a one, or with no phase change if the symbol is a zero. The samples per symbol property tells the modulator how many samples to use to construct this sinusoidal period. The more samples used, the better a sinusoid will look.</text:p>
      <text:p text:style-name="P96"/>
      <text:p text:style-name="P96">The PSK Mod block applies a filter before outputing the signal.</text:p>
      <text:p text:style-name="P96"/>
      <text:p text:style-name="P96">Example: Assume the sample rate is 1 kHz, and Samples/Symbol is 8. Symbols are being produced at a rate of 1 kHz, while the sinusoids making up each symbol are output at 8000 samples per second. For each symbol bit input, 8 sinusoidal samples are output.</text:p>
      <text:p text:style-name="P96"/>
      <text:p text:style-name="P96">In the above example, the PSK Mod block speeds up the sample rate by a factor of 8. To keep the signal timing the same, the signal input <text:span text:style-name="T30">going into the PSK Mod block must be slowed down by a factor of 8. </text:span></text:p>
      <text:p text:style-name="P96"/>
      <text:p text:style-name="P97">Slowing down the signal input is handled by reducing the Interpolation property in the Repeat block.</text:p>
      <text:p text:style-name="P97"/>
      <text:p text:style-name="P97"/>
      <text:p text:style-name="P98">The bandwidth consumed by the PSK output signal is not exactly the same as the frequency of the signal, due to the filter. The filter is not perfect, causing the signal to overlap the expected bandwidth by a small portion. The excess bandwidth property defines the shape of the output filter rolloff.</text:p>
      <text:p text:style-name="P98"/>
      <text:p text:style-name="P98">Example: 1 kHz symbol rate results in a total bandwidth of 1.35 kHz ( 1 kHz + 0.35 times 1 kHz of excess).</text:p>
      <text:p text:style-name="P98"/>
      <text:p text:style-name="P98">Leave this property alone. Reducing it below the default 0.35 reduces the filter’s effectiveness.</text:p>
      <text:p text:style-name="P67"/>
      <text:p text:style-name="P92"/>
      <text:p text:style-name="P68"/>
      <text:p text:style-name="P69"/>
      <text:p text:style-name="P28"/>
      <text:p text:style-name="P36"><text:span text:style-name="T22">Channel Model </text:span>Flow graph Blocks</text:p>
      <text:p text:style-name="P37"/>
      <text:p text:style-name="P38">A channel model block is used only when building a simulation. When a transmitter and receiver are in the same flowgraph, their clocks are synchronous. This does not happen real world hardware applications. A channel model can be used to simulate noise, frequency offset, frequency mismatch, and multipath delay. In this example, we will simulate multipath delay.</text:p>
      <text:p text:style-name="P38"/>
      <text:p text:style-name="P39">Channel Model Block</text:p>
      <text:p text:style-name="P39"/>
      <text:p text:style-name="P40">Settings</text:p>
      <text:p text:style-name="P40"><text:tab/>Noise Voltage: noise</text:p>
      <text:p text:style-name="P40"><text:tab/>Frequency Offset: freq_offset</text:p>
      <text:p text:style-name="P40"><text:tab/>Epsilon: freq_match</text:p>
      <text:p text:style-name="P40"><text:tab/>Taps: 1 + 1j</text:p>
      <text:p text:style-name="P40"/>
      <text:p text:style-name="P41"><text:soft-page-break/>Noise voltage: To see the effects in a frequency dB-based plot, the voltage must be relatively large.</text:p>
      <text:p text:style-name="P41"/>
      <text:p text:style-name="P41">Frequency offset: The frequency offset produces a frequency difference between the two sides of the channel model block. The frequency of the outgoing data stream is modified at a frequency proportional to the sample rate. It models a tuning offset.</text:p>
      <text:p text:style-name="P41"/>
      <text:p text:style-name="P41">Example: frequency offset is 0.001, sample rate is 8e6. The frequency offset will be 8 kHz (8e6 times 0.001). The outgoing signal frequency will be 8 kHz greater than the incoming signal frequency. This property is used to upshift or downshift the output signal in the frequency domain.</text:p>
      <text:p text:style-name="P41"/>
      <text:p text:style-name="P41"/>
      <text:p text:style-name="P41">Epsilon: Models a frequency mismatch. There is no mismatch when the property is 1. The block performs a rational resampling to change the frequency up or down when the property is not 1. Crystal oscillators are so accurate that this property is rarely different than 1 in the real world.</text:p>
      <text:p text:style-name="P41"/>
      <text:p text:style-name="P41">Taps: This property applies a FIR filter to the input data stream to simulate multipath effects. Real-world signals are delayed as they propagate through the air, resulting in a consequent phase shift. <text:span text:style-name="T26">The 1 + 1j value will apply a mild phase shift to the input data stream.</text:span></text:p>
      <text:p text:style-name="P40"/>
      <text:p text:style-name="P18"/>
      <text:p text:style-name="P35"><text:span text:style-name="T19">Receiver </text:span>Flow graph Blocks</text:p>
      <text:p text:style-name="P18"/>
      <text:p text:style-name="P18"/>
      <text:p text:style-name="P17"/>
      <text:p text:style-name="P21"><text:span text:style-name="T4">Frequency Xlating FIR Filter block</text:span> – performs <text:span text:style-name="T3">both tuning steps of </text:span>frequency translation (shifting) and filtering. <text:span text:style-name="T12">The signal is tuned by shifting the target frequency to the center and then filtering out all other signals, except for the target.</text:span></text:p>
      <text:p text:style-name="P20"/>
      <text:p text:style-name="P20">Settings</text:p>
      <text:p text:style-name="P20"/>
      <text:p text:style-name="P57"><text:span text:style-name="T5">Center frequency</text:span>: property determines the frequency shift. Gnuradio assumes input data is centered around 0 Hz. This property provides the new center frequency. For example, setting the Center Frequency property to 100 Hz will shift the RF data to the left by 100 Hz.</text:p>
      <text:p text:style-name="P57"/>
      <text:p text:style-name="P57">The flow graph data is not centered at 0 Hz. It is centered at the frequency defined by the variable center_freq. The variable freq is the frequency to which we want to tune our radio. For example, if center_freq is 96 MHz and freq is 96.7 MHz, we want to tune to 96.7 MHz. We want to shift the data by 700 kHZ or 0.7e6 (96.7 MHZ – 96 MHz). In terms of our variables, the expression freq – center_freq <text:span text:style-name="T2">provides the desired shifting.</text:span></text:p>
      <text:p text:style-name="P57"/>
      <text:p text:style-name="P58">Center frequency: freq – center_freq</text:p>
      <text:p text:style-name="P58"/>
      <text:p text:style-name="P58"/>
      <text:p text:style-name="P59"><text:span text:style-name="T5">Taps: </text:span>firdes.low_pass(1, samp_rate, <text:span text:style-name="T20">filter_cutoff</text:span>, <text:span text:style-name="T20">filter_transition</text:span>)</text:p>
      <text:p text:style-name="P59"/>
      <text:p text:style-name="P59"><text:soft-page-break/>This calls a function that generates the taps for a low pass <text:span text:style-name="T8">FIR </text:span>filter with a gain of 1, operating at samp_rate, with a cutoff frequency of <text:span text:style-name="T20">filter_cutoff</text:span>, and a transition width of <text:span text:style-name="T20">filter_transition</text:span>.</text:p>
      <text:p text:style-name="P59"/>
      <text:p text:style-name="P61">For a low pass filter, maximum attenuation occurs at <text:span text:style-name="T21">filter_cutoff</text:span> + transition_width. Example: <text:span text:style-name="T21">filter_cutoff</text:span> is 1<text:span text:style-name="T21">00</text:span> kHz. Filters at the center frequency due to positive and negative frequencies. Maximum attenuation at 10<text:span text:style-name="T21">0 </text:span>kH + 1 kHz or <text:span text:style-name="T21">101</text:span> kHz and greater. Or -<text:span text:style-name="T21">101</text:span> kHz and lesser.</text:p>
      <text:p text:style-name="P60"/>
      <text:p text:style-name="P62">Because there are both positive and negative frequencies, associated with the shifted frequencies, this filter will pass the center frequency + / - <text:span text:style-name="T20">filter_cutoff</text:span>.</text:p>
      <text:p text:style-name="P62"/>
      <text:p text:style-name="P61"/>
      <text:p text:style-name="P63"><text:span text:style-name="T5">Decimation</text:span>: <text:span text:style-name="T7"><text:s/>After the filter block, the flow graph will be running at the working sample rate, using the following formula to calculate the required signal decimation: </text:span></text:p>
      <text:p text:style-name="P63"/>
      <text:p text:style-name="P64">int(samp_rate/work_samp_rate) </text:p>
      <text:p text:style-name="P17"/>
      <text:p text:style-name="P47"/>
      <text:p text:style-name="P24"/>
      <text:p text:style-name="P54"><text:span text:style-name="T13"/></text:p>
      <text:p text:style-name="P88">PSK Demod Block</text:p>
      <text:p text:style-name="P88"/>
      <text:p text:style-name="P84">Outputs unpacked bytes, one for each symbol. Unpacked means each byte is either 0x00 or 0x01.</text:p>
      <text:p text:style-name="P84"/>
      <text:p text:style-name="P85">Settings:</text:p>
      <text:p text:style-name="P90">Number of constellation points<text:tab/><text:tab/><text:tab/><text:span text:style-name="T29">num_phase</text:span></text:p>
      <text:p text:style-name="P90">Differential Encoding<text:tab/><text:tab/><text:tab/><text:tab/><text:tab/>yes</text:p>
      <text:p text:style-name="P90">Samples/Symbol<text:tab/><text:tab/><text:tab/><text:tab/><text:tab/>samp_per_symbol</text:p>
      <text:p text:style-name="P90">Excess BW<text:tab/><text:tab/><text:tab/><text:tab/><text:tab/><text:tab/>0.35</text:p>
      <text:p text:style-name="P90"/>
      <text:p text:style-name="P93">Keep the default settings for Frequency BW, Timing BW, and Phase BW. These properties are used to control the carrier recovery function. The transmitter and receiver are not synchronized, The incoming signal will have two phases 180 degrees apart, but they will generally not be at 0 and 180. Carrier recovery shifts the phase of the received signal so that it is clearly aligned with the demodulator’s expectations.</text:p>
      <text:p text:style-name="P93"/>
      <text:p text:style-name="P93"/>
      <text:p text:style-name="P94">The PSK Demod block outputs one sample (or symbol) for each 8 input samples, effectively reducing the sample rate by a factor of 8. To view the output in a QT GUI Time Sink, the sample rate is reduced by 8.</text:p>
      <text:p text:style-name="P54"/>
      <text:p text:style-name="P54">Uchar to Float Block <text:s/><text:span text:style-name="T13">needed to convert byte back to float to display in time sink</text:span></text:p>
      <text:p text:style-name="P54"/>
      <text:p text:style-name="P54">QT GUI Time Sink </text:p>
      <text:p text:style-name="P54"/>
      <text:p text:style-name="P46">Settings:</text:p>
      <text:p text:style-name="P46"><text:tab/>Name<text:tab/><text:tab/><text:tab/>Receiver Output</text:p>
      <text:p text:style-name="P46"><text:tab/>Number of Points<text:tab/>4096</text:p>
      <text:p text:style-name="P46"><text:tab/>Sample rate<text:tab/><text:tab/>work_samp_rate/<text:span text:style-name="T34">8</text:span></text:p>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2T08:34:06.967135465</meta:creation-date>
    <dc:date>2018-09-03T16:33:54.633874339</dc:date>
    <meta:editing-duration>PT5H12M20S</meta:editing-duration>
    <meta:editing-cycles>74</meta:editing-cycles>
    <meta:generator>LibreOffice/6.0.3.2$Linux_X86_64 LibreOffice_project/00m0$Build-2</meta:generator>
    <meta:document-statistic meta:table-count="0" meta:image-count="0" meta:object-count="0" meta:page-count="7" meta:paragraph-count="155" meta:word-count="2054" meta:character-count="12442" meta:non-whitespace-character-count="10401"/>
  </office:meta>
</office:document-meta>
</file>